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élkövér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1.499cm"/>
    </style:style>
    <style:style style:name="P2" style:family="paragraph" style:parent-style-name="Text_20_body" style:list-style-name="L1"/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T1" style:family="text">
      <style:text-properties fo:font-variant="normal" fo:text-transform="none" style:font-name="Albany" fo:font-size="14pt" fo:font-style="italic" fo:font-weight="bold" style:font-name-asian="Andale Sans UI" style:font-size-asian="14pt" style:font-style-asian="italic" style:font-weight-asian="bold" style:font-name-complex="Tahoma" style:font-size-complex="14pt" style:font-style-complex="italic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ext:h text:style-name="Heading_20_1" text:outline-level="1">Bejelentés</text:h>
      <text:p text:style-name="P1"><text:date style:data-style-name="N76" text:date-value="2006-06-30T14:33:09.82" text:fixed="true" text:date-adjust="PT1344H00M00S">2006. augusztus 25.</text:date></text:p>
      <text:h text:style-name="Heading_20_2" text:outline-level="2">Magyar OpenOffice.org Premium <text:span text:style-name="T1">2.0.3</text:span> változat</text:h>
      <text:p text:style-name="Text_20_body">Az OpenOffice.org Közösség és az FSF.hu Alapítvány örömmel jelenti be, hogy elkészült és azonnal letölthető az OpenOffice.org irodai programcsomag 2.0.3-as verziójának különleges, kibővített kiadása. Az OpenOffice.org Premium 2.0.3 irodai programcsomag továbbfejlesztett változata elérhető Windows, Linux operációs rendszerekhez. Ez a kiadás megegyezik a magyar OpenOffice.org 2.0.3 irodai programcsomaggal, de a hozzácsomagolt kiegészítők tekintetében jelentősen felülmúlja azt. A magyar OpenOffice.org 2.0.3 Premium változata az alábbi kiegészítőket tartalmazza:</text:p>
      <text:list text:style-name="L1">
        <text:list-item>
          <text:p text:style-name="P2">Több mint 2800 elemből álló képtár</text:p>
        </text:list-item>
        <text:list-item>
          <text:p text:style-name="P2">Több mint 60 magyar nyelvű sablon, változatos témákban, s ennél bővebb külföldi nyelvű sablontár angol és német nyelven</text:p>
        </text:list-item>
        <text:list-item>
          <text:p text:style-name="P2">Több mint 90 Impress bemutatóháttér</text:p>
        </text:list-item>
        <text:list-item>
          <text:p text:style-name="P2">További magyar nyelvű kézikönyv, amely a elérhető a Súgó menüből is</text:p>
        </text:list-item>
        <text:list-item>
          <text:p text:style-name="P2">További szótárak számos külföldi nyelvhez</text:p>
        </text:list-item>
        <text:list-item>
          <text:p text:style-name="P2">A Premium tartalom csomagokra lett bontva a Linux telepítőnél</text:p>
        </text:list-item>
      </text:list>
      <text:p text:style-name="P3">További újdonságok:</text:p>
      <text:list text:style-name="L2">
        <text:list-item text:start-value="1">
          <text:p text:style-name="P4">Szabványos bővítése az OpenOffice.org forráskódjának, így a továbbfejlesztések a legegyszerűbben elvégezhetők</text:p>
        </text:list-item>
        <text:list-item>
          <text:p text:style-name="P4">Az OpenOffice.org nyelvi eszközeinek alkalmazása révén az összes, OpenOffice.org által támogatott nyelvhez készülhet Premium változat</text:p>
        </text:list-item>
      </text:list>
      <text:p text:style-name="Standard"/>
      <text:p text:style-name="P5"><text:span text:style-name="Strong_20_Emphasis">A Premium változat forráskódja teljes mértékben<text:line-break/>kompatibilis a hivatalos OpenOffice.org forráskóddal,<text:line-break/>így továbbfejlesztése, más nyelvi változatok<text:line-break/>megjelenése közösségi alapokon végezhető!</text:span></text:p>
      <text:p text:style-name="Standard"/>
      <text:p text:style-name="Standard">Ezek a kiegészítők eddig is letölthetőek voltak a <text:a xlink:type="simple" xlink:href="http://hu.openoffice.org/">http://hu.openoffice.org/</text:a> valamint a <text:a xlink:type="simple" xlink:href="http://www.openoffice.org/">http://www.openoffice.org/</text:a> közösségi honlapokról.</text:p>
      <text:p text:style-name="Standard"/>
      <text:p text:style-name="Standard"><text:span text:style-name="T2">OpenOffice.org 2.0.3 Premium FSF.hu buildek letöltése:</text:span></text:p>
      <text:p text:style-name="P6"><text:a xlink:type="simple" xlink:href="http://www.sf.net/projects/ooop/">http://www.sf.net/projects/ooop/</text:a></text:p>
      <text:p text:style-name="P6"><text:a xlink:type="simple" xlink:href="http://sourceforge.net/project/showfiles.php?group_id=170021">http://sourceforge.net/project/showfiles.php?group_id=170021</text:a></text:p>
      <text:h text:style-name="Heading_20_2" text:outline-level="2">A magyar OpenOffice.org 2.0.3 FSF.hu változatának újdonságai a 2.0-ás verzióhoz képest:</text:h>
      <text:list text:style-name="L3">
        <text:list-item>
          <text:p text:style-name="P7">Precízebb helyesírás-ellenőrzés és elválasztás a Magyar Ispell 1.1-el</text:p>
        </text:list-item>
        <text:list-item>
          <text:p text:style-name="P7">Magyar függvénynevek a Súgóban</text:p>
        </text:list-item>
        <text:list-item>
          <text:p text:style-name="P7">Magyar nyelvű tárgymutató fejlesztései</text:p>
        </text:list-item>
        <text:list-item>
          <text:p text:style-name="P7">Továbbfejlesztett CSV fájl mentés</text:p>
        </text:list-item>
        <text:list-item>
          <text:p text:style-name="P7">Az alapértelmezett Bitsteram Vera betűkészlet lecserélése a hazai igényeknek jobban megfelelő DejaVu betűkészletre (<text:a xlink:type="simple" xlink:href="http://dejavu.sourceforge.net/">http://dejavu.sourceforge.net/</text:a>)</text:p>
        </text:list-item>
        <text:list-item>
          <text:p text:style-name="P7">Tovább javított kompatibilitás a Microsoft Office fájlformátumaival</text:p>
        </text:list-item>
        <text:list-item>
          <text:p text:style-name="P7">Corel Quattro Pro 6.0 importszűrő</text:p>
        </text:list-item>
        <text:list-item>
          <text:p text:style-name="P7">Még több beállítási opció PDF-dokumentumok előállításakor</text:p>
        </text:list-item>
        <text:list-item>
          <text:p text:style-name="P7">Email küldési lehetőség bővítése</text:p>
        </text:list-item>
      </text:list>
      <text:list text:style-name="L3">
        <text:list-item text:start-value="1">
          <text:p text:style-name="P7">Javított ikonkészlet a Windows operációs rendszerekre szánt verzióknál</text:p>
        </text:list-item>
        <text:list-item>
          <text:p text:style-name="P7">4-40%-al gyorsított Word-dokumentum importálási sebesség</text:p>
        </text:list-item>
        <text:list-item>
          <text:p text:style-name="P7">40 elemre bővített Betűbűvész-képtár</text:p>
        </text:list-item>
        <text:list-item>
          <text:p text:style-name="P7">A Linuxos KDE címjegyzék használatának lehetősége adatforrásként</text:p>
        </text:list-item>
        <text:list-item>
          <text:p text:style-name="P7">Természetes rendezési algoritmus használatának lehetősége Calcban</text:p>
        </text:list-item>
        <text:list-item>
          <text:p text:style-name="P7">A felhasználói felület fordításának javításai</text:p>
        </text:list-item>
      </text:list>
      <text:list text:style-name="L4">
        <text:list-item>
          <text:p text:style-name="P8">Általános hibajavítások és teljesítménynövelés.</text:p>
        </text:list-item>
        <text:list-item>
          <text:p text:style-name="P8">Teljesen lefordított, magyar nyelvű súgó és részletes tippek</text:p>
        </text:list-item>
      </text:list>
      <text:list text:style-name="L5">
        <text:list-item text:start-value="1">
          <text:p text:style-name="P9">Kettőzött többjegyű mássalhangzók elválasztása</text:p>
        </text:list-item>
        <text:list-item>
          <text:p text:style-name="P9">Átváltható ikontéma (standard, GNOME, KDE és kontrasztos)</text:p>
        </text:list-item>
        <text:list-item>
          <text:p text:style-name="P9">writer2latex exportszűrő</text:p>
        </text:list-item>
        <text:list-item>
          <text:p text:style-name="P9">Javítottuk a magyar ábécésorrendbe rendezésért felelős programrészt, mert voltak apróbb hiányosságai</text:p>
        </text:list-item>
        <text:list-item>
          <text:p text:style-name="P9">KDE téma átvétele Linuxon</text:p>
        </text:list-item>
        <text:list-item>
          <text:p text:style-name="P9">Részletes tippek alapból bekapcsolva</text:p>
        </text:list-item>
        <text:list-item>
          <text:p text:style-name="P9">MS Office-dokumentumok e-mailben elküldésének lehetősége Writerből, Impressből és Calcból</text:p>
        </text:list-item>
        <text:list-item>
          <text:p text:style-name="P9">Általános szűrőben további lehetőségek (tartalmazza, nem tartalmazza, kezdete ez, vége ez)</text:p>
        </text:list-item>
        <text:list-item>
          <text:p text:style-name="P9">Automatikus szűrőben további lehetőségek (üres, nem üres)</text:p>
        </text:list-item>
        <text:list-item>
          <text:p text:style-name="P9">Dupla kattintással szerkeszthető munkalapnevek Calcban</text:p>
        </text:list-item>
        <text:list-item>
          <text:p text:style-name="P9">Helyi menüből fájlba menthető képek a Drawban</text:p>
        </text:list-item>
        <text:list-item>
          <text:p text:style-name="P9">Helyi menüből elérhető jegyzet beszúrása lehetőség a cellához a Calcban</text:p>
        </text:list-item>
        <text:list-item>
          <text:p text:style-name="P9">Biztonsági javítások</text:p>
        </text:list-item>
        <text:list-item>
          <text:p text:style-name="P9">UTF-8 kódolású szövegfájlok a Base adatbázis-kezelő programban</text:p>
        </text:list-item>
        <text:list-item>
          <text:p text:style-name="P9">Objektumok elnevezése</text:p>
        </text:list-item>
      </text:list>
      <text:p text:style-name="Text_20_body"/>
      <text:p text:style-name="Standard">Az OpenOffice.org 2.0.3 - Angol kiadási jegyzete (részletes lista az elvégzett <text:s/>javítá­sok­ról):<text:a xlink:type="simple" xlink:href="http://development.openoffice.org/releases/2.0.3.html">http://development.openoffice.org/releases/2.0.3.html</text:a><text:line-break/></text:p>
      <text:h text:style-name="Heading_20_2" text:outline-level="2">Az OpenOffice.org Premium változatához felhasznált anyagok</text:h>
      <text:p text:style-name="Text_20_body">Az OpenOffice.org Premium számos független hozzájáruló munkáján alapul. Minden tartalom és anyag LGPL vagy PDL vagy más szabad licenc alapján használható fel.</text:p>
      <text:h text:style-name="Heading_20_3" text:outline-level="3">Galéria / Képtár</text:h>
      <text:p text:style-name="Text_20_body">A következők munkája került felhasználásra:</text:p>
      <text:list text:style-name="L6">
        <text:list-item>
          <text:p text:style-name="P10">OO Extras - <text:a xlink:type="simple" xlink:href="http://ooextras.sourceforge.net/">http://ooextras.sourceforge.net/</text:a> - LGPL</text:p>
        </text:list-item>
        <text:list-item>
          <text:p text:style-name="P10">fr.openoffice.org csapat galériája</text:p>
          <text:p text:style-name="P10"><text:a xlink:type="simple" xlink:href="http://fr.openoffice.org/Documentation/Gallery/indexgal.html">http://fr.openoffice.org/Documentation/Gallery/indexgal.html</text:a> - LGPL</text:p>
        </text:list-item>
        <text:list-item>
          <text:p text:style-name="P10">PrOOo-Box - <text:a xlink:type="simple" xlink:href="http://www.prooo-box.org/">http://www.prooo-box.org/</text:a> - LGPL/PDL</text:p>
        </text:list-item>
        <text:list-item>
          <text:p text:style-name="P10">Cisco Icon Library - <text:a xlink:type="simple" xlink:href="http://www.cisco.com/warp/public/503/2.html">http://www.cisco.com/warp/public/503/2.html</text:a> - Szabad</text:p>
        </text:list-item>
        <text:list-item>
          <text:p text:style-name="P10">Daniel Carrera gyűjteménye - <text:a xlink:type="simple" xlink:href="http://www.openoffice.org/">http://www.openoffice.org/</text:a> - PDL</text:p>
        </text:list-item>
      </text:list>
      <text:h text:style-name="Heading_20_3" text:outline-level="3">Sablonok</text:h>
      <text:p text:style-name="Text_20_body">A következők munkája került felhasználásra:</text:p>
      <text:list text:style-name="L7">
        <text:list-item>
          <text:p text:style-name="P11">OO Extras - <text:a xlink:type="simple" xlink:href="http://ooextras.sourceforge.net/">http://ooextras.sourceforge.net/</text:a> - LGPL</text:p>
        </text:list-item>
        <text:list-item>
          <text:p text:style-name="P11">PrOOo-Box - <text:a xlink:type="simple" xlink:href="http://www.prooo-box.org/">http://www.prooo-box.org/</text:a> - LGPL/PDL</text:p>
        </text:list-item>
        <text:list-item>
          <text:p text:style-name="P11">Hozzájárulók munkái - <text:a xlink:type="simple" xlink:href="http://hu.openoffice.org/">http://hu.openoffice.org/</text:a> - LGPL vagy PDL vagy Szabad</text:p>
        </text:list-item>
        <text:list-item>
          <text:p text:style-name="P11">Daniel Carrera gyűjteménye - <text:a xlink:type="simple" xlink:href="http://www.openoffice.org/">http://www.openoffice.org/</text:a> - LGPL</text:p>
        </text:list-item>
      </text:list>
      <text:h text:style-name="Heading_20_3" text:outline-level="3">Szótárak</text:h>
      <text:p text:style-name="Text_20_body">A következők munkája került felhasználásra:</text:p>
      <text:list text:style-name="L8">
        <text:list-item>
          <text:p text:style-name="P12"><text:a xlink:type="simple" xlink:href="http://lingucomponent.openoffice.org/download_dictionary.html">http://lingucomponent.openoffice.org/download_dictionary.html</text:a> - LGPL vagy PDL vagy Szabad</text:p>
        </text:list-item>
      </text:list>
      <text:h text:style-name="Heading_20_3" text:outline-level="3">Betűkészletek</text:h>
      <text:p text:style-name="Text_20_body">A következők munkája került felhasználásra:</text:p>
      <text:list text:style-name="L9">
        <text:list-item>
          <text:p text:style-name="P13">Larabie Fonts - <text:a xlink:type="simple" xlink:href="http://www.larabiefonts.com/">http://www.larabiefonts.com/</text:a> - Szabad (a honlapon)</text:p>
        </text:list-item>
      </text:list>
      <text:h text:style-name="Heading_20_3" text:outline-level="3">Dokumentumok és Minták</text:h>
      <text:p text:style-name="Text_20_body">A következők munkája került felhasználásra:</text:p>
      <text:list text:style-name="L10">
        <text:list-item>
          <text:p text:style-name="P14">Hozzájárulók munkái - <text:a xlink:type="simple" xlink:href="http://hu.openoffice.org/">http://hu.openoffice.org/</text:a> - PDL</text:p>
        </text:list-item>
        <text:list-item>
          <text:p text:style-name="P14">OpenOffice.org a gyakorlatban - <text:a xlink:type="simple" xlink:href="http://hu.openoffice.org/">http://hu.openoffice.org/</text:a> - LGP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/>
      <style:text-properties style:font-name="DejaVu Serif" fo:font-size="10.5pt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padding="0cm" fo:border-left="none" fo:border-right="none" fo:border-top="none" fo:border-bottom="0.035cm solid #000000" style:shadow="none"/>
      <style:text-properties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35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master-styles>
    <style:master-page style:name="Standard" style:page-layout-name="pm1">
      <style:header>
        <text:p text:style-name="P1">Bejelentés: <text:title>Magyar OpenOffice.org Premium 2.0.3 változat</text:title><text:tab/><text:date style:data-style-name="N76" text:date-value="2006-06-30T14:33:09.82" text:fixed="true" text:date-adjust="PT1344H00M00S">2006. augusztus 25.</text:date></text:p>
      </style:header>
      <style:footer>
        <text:p text:style-name="P2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Magyar OpenOffice.org Premium 2.0.3 változat</dc:title>
    <dc:subject>Elkészült a magyar OpenOffice.org 2.0.3 FSF.hu változatának különleges, kibővített kiadása. Ez a kiadás megegyezik a magyar OpenOffice.org 2.0.3 irodai programcsomaggal, de a hozzácsomagolt kiegészítők tekintetében jelentősen felülmúlja azt.</dc:subject>
    <meta:creation-date>2005-12-29T08:50:33</meta:creation-date>
    <dc:date>2006-08-24T14:35:17</dc:date>
    <dc:language>hu-HU</dc:language>
    <meta:editing-cycles>39</meta:editing-cycles>
    <meta:editing-duration>PT4H19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0" meta:word-count="596" meta:character-count="5050"/>
  </office:meta>
</office:document-meta>
</file>